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710-Z</text:p>
          </table:table-cell>
          <table:table-cell office:value-type="string" calcext:value-type="string">
            <text:p><text:a xlink:href="https://www.mouser.at/ProductDetail/ams-OSRAM/SFH-3710-Z?qs=K5ta8V%252BWhtbrxZMXxkWWCQ%3D%3D" xlink:type="simple">SFH 3710-Z</text:a>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dammedia.osram.info/media/resource/hires/osram-dam-5961394/SFH%203710_EN.pdf" xlink:type="simple">SFH 3710-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957HNMP</text:p>
          </table:table-cell>
          <table:table-cell office:value-type="string" calcext:value-type="string">
            <text:p><text:a xlink:href="https://www.mouser.at/ProductDetail/NXP-Semiconductors/PCA9957HNMP?qs=Cb2nCFKsA8p1S9uEv3UAJg%3D%3D" xlink:type="simple">PCA9957HNMP</text:a>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at/datasheet/2/302/PCA9957DS-1670403.pdf" xlink:type="simple">PCA9957HNMP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5606RGET</text:p>
          </table:table-cell>
          <table:table-cell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5" office:value-type="float" office:value="0.47" calcext:value-type="float">
            <text:p>0.47</text:p>
          </table:table-cell>
          <table:table-cell table:style-name="ce6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mistor N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AT-2</text:p>
          </table:table-cell>
          <table:table-cell office:value-type="string" calcext:value-type="string">
            <text:p><text:a xlink:href="https://www.mouser.at/ProductDetail/Semitec/103AT-2?qs=wgO0AD0o1vvcDzsKguD%252Bew%3D%3D" xlink:type="simple">103AT-2</text:a>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a xlink:href="https://www.mouser.at/datasheet/2/362/semitec_atthermistor-1202913.pdf" xlink:type="simple">103AT-2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<text:a xlink:href="https://www.mouser.at/ProductDetail/Amphenol-Commercial-Products/12401598E42A?qs=367PjNmvCmllVMBVyIyS3w%3D%3D" xlink:type="simple">12401598E4#2A</text:a>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a xlink:href="https://www.amphenol-icc.com/media/wysiwyg/files/documentation/datasheet/inputoutput/io_usb_type_c.pdf" xlink:type="simple">12401598E4#2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Breakout</text:p>
          </table:table-cell>
          <table:table-cell table:number-columns-repeated="2"/>
          <table:table-cell office:value-type="string" calcext:value-type="string">
            <text:p><text:a xlink:href="https://www.mouser.at/ProductDetail/Adafruit/4396?qs=CUBnOrq4ZJwQuAtZPG3t1A%3D%3D" xlink:type="simple">4396</text:a>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N01-102</text:p>
          </table:table-cell>
          <table:table-cell office:value-type="string" calcext:value-type="string">
            <text:p><text:a xlink:href="https://www.mouser.at/ProductDetail/Ignion/NN01-102?qs=bAKSY%2FctAC74AFavC%252BjOHQ%3D%3D" xlink:type="simple">NN01-102</text:a>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a xlink:href="https://www.mouser.at/datasheet/2/1029/Ignion_03262021_NN01_102-2255879.pdf" xlink:type="simple">NN01-102</text:a></text:p>
          </table:table-cell>
          <table:table-cell office:value-type="string" calcext:value-type="string">
            <text:p>https://www.ignion.io/files/UM_NN01-102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320-8-36CKM-TR3</text:p>
          </table:table-cell>
          <table:table-cell office:value-type="string" calcext:value-type="string">
            <text:p><text:a xlink:href="https://www.mouser.at/ProductDetail/ECS/ECS-320-8-36CKM-TR3?qs=sGAEpiMZZMsBj6bBr9Q9aVdL36W7rCWDdw3fGlnVZ9l7MgfmhEnQwA%3D%3D" xlink:type="simple">ECS-320-8-36CKM-TR3</text:a>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a xlink:href="https://www.mouser.at/datasheet/2/122/ECX_2236-2497269.pdf" xlink:type="simple">ECS-320-8-36CKM-TR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.327-9-34B-C-TR</text:p>
          </table:table-cell>
          <table:table-cell office:value-type="string" calcext:value-type="string">
            <text:p><text:a xlink:href="https://www.mouser.at/ProductDetail/ECS/ECS-.327-9-34B-C-TR?qs=wo4x%252BUeoG8W%2FQAwbzhP8Uw%3D%3D" xlink:type="simple">ECS-.327-9-34B-C-TR</text:a>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a xlink:href="https://www.mouser.at/datasheet/2/122/ecx-31b-1108368.pdf" xlink:type="simple">ECS-.327-9-34B-C-TR</text:a>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"/>
          <table:table-cell table:style-name="Default" table:number-columns-repeated="2"/>
          <table:table-cell table:style-name="ce2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JST P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9" office:value-type="string" calcext:value-type="string">
            <text:p><text:a xlink:href="https://lcsc.com/product-detail/Wire-To-Board-Wire-To-Wire-Connector_JST-Sales-America-S2B-PH-SM4-TB-LF-SN_C295747.html" xlink:type="simple">S2B-PH-SM4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table:style-name="ce5" office:value-type="float" office:value="3.58" calcext:value-type="float">
            <text:p>3.58</text:p>
          </table:table-cell>
          <table:table-cell table:style-name="ce6"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  <table:table-row table:style-name="ro1" table:number-rows-repeated="5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.2mm stencil</text:p>
          </table:table-cell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2DT16H20M51S</meta:editing-duration>
    <meta:editing-cycles>50</meta:editing-cycles>
    <meta:generator>LibreOffice/7.3.5.2$Linux_X86_64 LibreOffice_project/30$Build-2</meta:generator>
    <dc:date>2022-08-29T23:20:32.094507291</dc:date>
    <meta:document-statistic meta:table-count="1" meta:cell-count="142" meta:object-count="0"/>
  </office:meta>
</office:document-meta>
</file>